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Чтобы полностью понять и успешно использовать объектно-ориентированное программирование (ООП) в PHP на практике, важно задавать себе следующие ключевые вопросы:</text:p>
      <text:list xml:id="list7883711026982622665" text:style-name="L1">
        <text:list-item>
          <text:p text:style-name="P2"><text:span text:style-name="Strong_20_Emphasis">Что такое классы и объекты, и как они используются в PHP?</text:span></text:p>
          <text:list>
            <text:list-item>
              <text:p text:style-name="P3">Понимание базовых концепций классов и объектов и их роли в организации кода.</text:p>
            </text:list-item>
          </text:list>
        </text:list-item>
        <text:list-item>
          <text:p text:style-name="P2"><text:span text:style-name="Strong_20_Emphasis">Как создавать и использовать классы и объекты в PHP?</text:span></text:p>
          <text:list>
            <text:list-item>
              <text:p text:style-name="P3">Умение создавать классы с помощью ключевого слова <text:span text:style-name="Source_20_Text">class</text:span>, определять свойства и методы класса, а также создавать экземпляры объектов.</text:p>
            </text:list-item>
          </text:list>
        </text:list-item>
        <text:list-item>
          <text:p text:style-name="P2"><text:span text:style-name="Strong_20_Emphasis">Какие преимущества предоставляет наследование?</text:span></text:p>
          <text:list>
            <text:list-item>
              <text:p text:style-name="P3">Понимание преимуществ наследования, таких как повторное использование кода, расширяемость и улучшение структуры приложения.</text:p>
            </text:list-item>
          </text:list>
        </text:list-item>
        <text:list-item>
          <text:p text:style-name="P2"><text:span text:style-name="Strong_20_Emphasis">Как организовать свой код с помощью принципов инкапсуляции?</text:span></text:p>
          <text:list>
            <text:list-item>
              <text:p text:style-name="P3">Понимание, как использовать инкапсуляцию для скрытия деталей реализации и предоставления интерфейса для взаимодействия с объектами.</text:p>
            </text:list-item>
          </text:list>
        </text:list-item>
        <text:list-item>
          <text:p text:style-name="P2"><text:span text:style-name="Strong_20_Emphasis">Какие основные принципы полиморфизма существуют и как их использовать?</text:span></text:p>
          <text:list>
            <text:list-item>
              <text:p text:style-name="P3">Понимание концепции полиморфизма и его различных форм, таких как перегрузка и переопределение методов.</text:p>
            </text:list-item>
          </text:list>
        </text:list-item>
        <text:list-item>
          <text:p text:style-name="P2"><text:span text:style-name="Strong_20_Emphasis">Как использовать интерфейсы и абстрактные классы для упрощения разработки?</text:span></text:p>
          <text:list>
            <text:list-item>
              <text:p text:style-name="P3">Понимание роли интерфейсов и абстрактных классов в создании гибких и расширяемых приложений.</text:p>
            </text:list-item>
          </text:list>
        </text:list-item>
        <text:list-item>
          <text:p text:style-name="P2"><text:span text:style-name="Strong_20_Emphasis">Как реализовать принцип композиции для создания более сложных объектов?</text:span></text:p>
          <text:list>
            <text:list-item>
              <text:p text:style-name="P3">Понимание, как использовать композицию объектов для создания более сложных объектов из более простых.</text:p>
            </text:list-item>
          </text:list>
        </text:list-item>
        <text:list-item>
          <text:p text:style-name="P2"><text:span text:style-name="Strong_20_Emphasis">Как следовать принципам SOLID в проектировании и разработке?</text:span></text:p>
          <text:list>
            <text:list-item>
              <text:p text:style-name="P3">Понимание принципов SOLID (Single Responsibility, Open/Closed, Liskov Substitution, Interface Segregation, Dependency Inversion) и их применение для создания чистого, гибкого и расширяемого кода.</text:p>
            </text:list-item>
          </text:list>
        </text:list-item>
        <text:list-item>
          <text:p text:style-name="P2"><text:span text:style-name="Strong_20_Emphasis">Как реагировать на исключения и ошибки в ООП-коде?</text:span></text:p>
          <text:list>
            <text:list-item>
              <text:p text:style-name="P3">Понимание механизмов обработки исключений и ошибок в PHP и умение их использовать для обеспечения надежности и устойчивости приложения.</text:p>
            </text:list-item>
          </text:list>
        </text:list-item>
        <text:list-item>
          <text:p text:style-name="P2"><text:span text:style-name="Strong_20_Emphasis">Как планировать и проектировать объектно-ориентированный код для больших проектов?</text:span></text:p>
          <text:list>
            <text:list-item>
              <text:p text:style-name="P2">Умение планировать архитектуру приложения, определять структуру классов и их взаимосвязи, а также принимать решения о распределении функциональности между объектами.</text:p>
            </text:list-item>
          </text:list>
        </text:list-item>
      </text:list>
      <text:p text:style-name="Text_20_body">Ответы на эти вопросы помогут вам глубже понять концепции ООП в PHP и применять их на практике для создания качественного и эффективного код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48:01.32</dc:date>
    <meta:document-statistic meta:table-count="0" meta:image-count="0" meta:object-count="0" meta:page-count="1" meta:paragraph-count="25" meta:word-count="311" meta:character-count="2277"/>
    <dc:creator>Dima Wide</dc:creator>
    <meta:user-defined meta:name="Info 1"/>
    <meta:user-defined meta:name="Info 2"/>
    <meta:user-defined meta:name="Info 3"/>
    <meta:user-defined meta:name="Info 4"/>
  </office:meta>
</office:document-meta>
</file>